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45fbf" officeooo:paragraph-rsid="00045fbf" style:font-size-asian="14pt" style:font-size-complex="14pt"/>
    </style:style>
    <style:style style:name="P2" style:family="paragraph" style:parent-style-name="Text_20_body">
      <style:text-properties officeooo:rsid="001b2c24" officeooo:paragraph-rsid="001b2c24"/>
    </style:style>
    <style:style style:name="P3" style:family="paragraph" style:parent-style-name="Heading">
      <style:text-properties officeooo:rsid="001b2c24" officeooo:paragraph-rsid="001b2c24"/>
    </style:style>
    <style:style style:name="P4" style:family="paragraph" style:parent-style-name="Heading">
      <style:paragraph-properties fo:break-before="page"/>
      <style:text-properties officeooo:rsid="001b2c24" officeooo:paragraph-rsid="001b2c24"/>
    </style:style>
    <style:style style:name="P5" style:family="paragraph" style:parent-style-name="Text_20_body" style:list-style-name="L1">
      <style:text-properties fo:font-size="14pt" officeooo:rsid="00045fbf" officeooo:paragraph-rsid="00045fbf" style:font-size-asian="14pt" style:font-size-complex="14pt"/>
    </style:style>
    <style:style style:name="P6" style:family="paragraph" style:parent-style-name="Text_20_body" style:list-style-name="L1">
      <style:text-properties fo:font-size="14pt" officeooo:rsid="00050295" officeooo:paragraph-rsid="00050295" style:font-size-asian="14pt" style:font-size-complex="14pt"/>
    </style:style>
    <style:style style:name="P7" style:family="paragraph" style:parent-style-name="Text_20_body" style:list-style-name="L1">
      <style:text-properties fo:font-size="14pt" officeooo:rsid="0009ebde" officeooo:paragraph-rsid="0009ebde" style:font-size-asian="14pt" style:font-size-complex="14pt"/>
    </style:style>
    <style:style style:name="P8" style:family="paragraph" style:parent-style-name="Text_20_body" style:list-style-name="L1">
      <style:text-properties fo:font-size="14pt" officeooo:rsid="000645dd" officeooo:paragraph-rsid="000645dd" style:font-size-asian="14pt" style:font-size-complex="14pt"/>
    </style:style>
    <style:style style:name="P9" style:family="paragraph" style:parent-style-name="Text_20_body" style:list-style-name="L2">
      <style:text-properties fo:font-size="14pt" officeooo:rsid="000698d7" officeooo:paragraph-rsid="000698d7" style:font-size-asian="14pt" style:font-size-complex="14pt"/>
    </style:style>
    <style:style style:name="P10" style:family="paragraph" style:parent-style-name="Text_20_body" style:list-style-name="L2">
      <style:text-properties fo:font-size="14pt" officeooo:rsid="00073c2c" officeooo:paragraph-rsid="00073c2c" style:font-size-asian="14pt" style:font-size-complex="14pt"/>
    </style:style>
    <style:style style:name="P11" style:family="paragraph" style:parent-style-name="Text_20_body" style:list-style-name="L3">
      <style:text-properties fo:font-size="14pt" officeooo:rsid="001b2c24" officeooo:paragraph-rsid="001b2c24" style:font-size-asian="14pt" style:font-size-complex="14pt"/>
    </style:style>
    <style:style style:name="P12" style:family="paragraph" style:parent-style-name="Text_20_body" style:list-style-name="L3">
      <style:text-properties fo:font-size="14pt" officeooo:rsid="001d2902" officeooo:paragraph-rsid="001d2902" style:font-size-asian="14pt" style:font-size-complex="14pt"/>
    </style:style>
    <style:style style:name="P13" style:family="paragraph" style:parent-style-name="Text_20_body" style:list-style-name="L3">
      <style:text-properties fo:font-size="14pt" officeooo:rsid="001c3599" officeooo:paragraph-rsid="001c3599" style:font-size-asian="14pt" style:font-size-complex="14pt"/>
    </style:style>
    <style:style style:name="P14" style:family="paragraph" style:parent-style-name="Text_20_body" style:list-style-name="L3">
      <style:text-properties fo:font-size="14pt" officeooo:rsid="0028c531" officeooo:paragraph-rsid="0028c531" style:font-size-asian="14pt" style:font-size-complex="14pt"/>
    </style:style>
    <style:style style:name="P15" style:family="paragraph" style:parent-style-name="Text_20_body" style:list-style-name="L3">
      <style:text-properties fo:font-size="14pt" officeooo:rsid="002c7458" officeooo:paragraph-rsid="002c7458" style:font-size-asian="14pt" style:font-size-complex="14pt"/>
    </style:style>
    <style:style style:name="P16" style:family="paragraph" style:parent-style-name="Text_20_body" style:list-style-name="L3">
      <style:text-properties fo:font-size="14pt" officeooo:rsid="00237685" officeooo:paragraph-rsid="00237685" style:font-size-asian="14pt" style:font-size-complex="14pt"/>
    </style:style>
    <style:style style:name="P17" style:family="paragraph" style:parent-style-name="Text_20_body" style:list-style-name="L3">
      <style:text-properties fo:font-size="14pt" officeooo:rsid="0020757b" officeooo:paragraph-rsid="0020757b" style:font-size-asian="14pt" style:font-size-complex="14pt"/>
    </style:style>
    <style:style style:name="P18" style:family="paragraph" style:parent-style-name="Text_20_body" style:list-style-name="L3">
      <style:text-properties fo:font-size="14pt" officeooo:rsid="0020757b" officeooo:paragraph-rsid="00229c83" style:font-size-asian="14pt" style:font-size-complex="14pt"/>
    </style:style>
    <style:style style:name="P19" style:family="paragraph" style:parent-style-name="Text_20_body" style:list-style-name="L3">
      <style:text-properties fo:font-size="14pt" officeooo:rsid="00229c83" officeooo:paragraph-rsid="00229c83" style:font-size-asian="14pt" style:font-size-complex="14pt"/>
    </style:style>
    <style:style style:name="P20" style:family="paragraph" style:parent-style-name="Text_20_body" style:list-style-name="L3">
      <style:text-properties fo:font-size="14pt" officeooo:rsid="0026ada1" officeooo:paragraph-rsid="0026ada1" style:font-size-asian="14pt" style:font-size-complex="14pt"/>
    </style:style>
    <style:style style:name="P21" style:family="paragraph" style:parent-style-name="Text_20_body" style:list-style-name="L3">
      <style:text-properties fo:font-size="14pt" officeooo:rsid="00295a0a" officeooo:paragraph-rsid="00295a0a" style:font-size-asian="14pt" style:font-size-complex="14pt"/>
    </style:style>
    <style:style style:name="P22" style:family="paragraph" style:parent-style-name="Text_20_body" style:list-style-name="L3">
      <style:text-properties fo:font-size="14pt" officeooo:rsid="0031ae74" officeooo:paragraph-rsid="0031ae74" style:font-size-asian="14pt" style:font-size-complex="14pt"/>
    </style:style>
    <style:style style:name="T1" style:family="text">
      <style:text-properties officeooo:rsid="00050295"/>
    </style:style>
    <style:style style:name="T2" style:family="text">
      <style:text-properties officeooo:rsid="000645dd"/>
    </style:style>
    <style:style style:name="T3" style:family="text">
      <style:text-properties officeooo:rsid="00068350"/>
    </style:style>
    <style:style style:name="T4" style:family="text">
      <style:text-properties officeooo:rsid="000698d7"/>
    </style:style>
    <style:style style:name="T5" style:family="text">
      <style:text-properties officeooo:rsid="00073c2c"/>
    </style:style>
    <style:style style:name="T6" style:family="text">
      <style:text-properties officeooo:rsid="00079382"/>
    </style:style>
    <style:style style:name="T7" style:family="text">
      <style:text-properties officeooo:rsid="000954e3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bd0f8"/>
    </style:style>
    <style:style style:name="T10" style:family="text">
      <style:text-properties officeooo:rsid="000bda04"/>
    </style:style>
    <style:style style:name="T11" style:family="text">
      <style:text-properties officeooo:rsid="000d1f23"/>
    </style:style>
    <style:style style:name="T12" style:family="text">
      <style:text-properties officeooo:rsid="000db09f"/>
    </style:style>
    <style:style style:name="T13" style:family="text">
      <style:text-properties officeooo:rsid="0010893b"/>
    </style:style>
    <style:style style:name="T14" style:family="text">
      <style:text-properties officeooo:rsid="00132b6d"/>
    </style:style>
    <style:style style:name="T15" style:family="text">
      <style:text-properties officeooo:rsid="0015def9"/>
    </style:style>
    <style:style style:name="T16" style:family="text">
      <style:text-properties officeooo:rsid="0016a2c0"/>
    </style:style>
    <style:style style:name="T17" style:family="text">
      <style:text-properties officeooo:rsid="00180a7e"/>
    </style:style>
    <style:style style:name="T18" style:family="text">
      <style:text-properties officeooo:rsid="001aa318"/>
    </style:style>
    <style:style style:name="T19" style:family="text">
      <style:text-properties officeooo:rsid="001c3599"/>
    </style:style>
    <style:style style:name="T20" style:family="text">
      <style:text-properties officeooo:rsid="001d2902"/>
    </style:style>
    <style:style style:name="T21" style:family="text">
      <style:text-properties officeooo:rsid="001eb83a"/>
    </style:style>
    <style:style style:name="T22" style:family="text">
      <style:text-properties officeooo:rsid="00229c83"/>
    </style:style>
    <style:style style:name="T23" style:family="text">
      <style:text-properties officeooo:rsid="00237685"/>
    </style:style>
    <style:style style:name="T24" style:family="text">
      <style:text-properties officeooo:rsid="00238140"/>
    </style:style>
    <style:style style:name="T25" style:family="text">
      <style:text-properties officeooo:rsid="00240fb8"/>
    </style:style>
    <style:style style:name="T26" style:family="text">
      <style:text-properties officeooo:rsid="0025182d"/>
    </style:style>
    <style:style style:name="T27" style:family="text">
      <style:text-properties officeooo:rsid="0026ada1"/>
    </style:style>
    <style:style style:name="T28" style:family="text">
      <style:text-properties officeooo:rsid="00270cdb"/>
    </style:style>
    <style:style style:name="T29" style:family="text">
      <style:text-properties officeooo:rsid="00295a0a"/>
    </style:style>
    <style:style style:name="T30" style:family="text">
      <style:text-properties officeooo:rsid="002fde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<text:span text:style-name="T1">an</text:span>ette Notes of June 25, 2018</text:h>
      <text:p text:style-name="P1">Following are observations and features to modify or add:</text:p>
      <text:list xml:id="list473675363" text:style-name="L1">
        <text:list-item>
          <text:p text:style-name="P5"><text:span text:style-name="T5">(DONE) T</text:span>est time overlap logic to make sure that an event end time being the same as another events exact start time does NOT get noted as an error. <text:s/><text:span text:style-name="T17">There was an issue with an event that ENDS at the same time as when on STARTS.</text:span></text:p>
        </text:list-item>
        <text:list-item>
          <text:p text:style-name="P6"><text:span text:style-name="T13">(DONE) In register.php when scheduling events </text:span>limit event choices to ONLY <text:span text:style-name="T4">the</text:span> <text:span text:style-name="T5">partial </text:span>day <text:span text:style-name="T5">chosen on the profile's partial registration selection, if any.</text:span></text:p>
        </text:list-item>
        <text:list-item>
          <text:p text:style-name="P5"><text:span text:style-name="T7">(DONE) </text:span>When registering a profile with an exemption of YES <text:span text:style-name="T7">or APPROVED</text:span> then <text:span text:style-name="T5">limit the agendas to only SELF</text:span>. <text:s/>The 'Add/Upd Agenda' button is hidden for <text:span text:style-name="T5">all </text:span>exempt registrants. <text:s/>An exempted registrant can NOT register others using the exemption. <text:s/>They must be registered separately. </text:p>
        </text:list-item>
        <text:list-item>
          <text:p text:style-name="P7"><text:span text:style-name="T13">(DONE) In profnew.php b</text:span>lock all attempts at changing a profile from Full Registration to Partial Registration if there are any agendas defined. <text:s/>Report with a modal advising that all agendas and associated events must be deleted before this change is allowed.</text:p>
        </text:list-item>
        <text:list-item>
          <text:p text:style-name="P5"><text:span text:style-name="T5">Define the ability to specify prerequisites for a specific event. <text:s/></text:span>Need to add new field to the event record to identify any prerequisites exist for an event. <text:s/>Event numbers should be used BUT re-numbering of events then becomes a problem to address. <text:s/>When scheduling the event prerequisites <text:span text:style-name="T5">should be</text:span> checked and <text:span text:style-name="T9">advised (at a minimum)</text:span>.</text:p>
        </text:list-item>
        <text:list-item>
          <text:p text:style-name="P6"><text:span text:style-name="T3">(DONE) </text:span>Need to change the event description of the event schedule in the scheduling system to be a hot link to display the events description in a modal <text:span text:style-name="T2">via an AJAX populated modal</text:span>.</text:p>
        </text:list-item>
        <text:list-item>
          <text:p text:style-name="P8">Need to create a database 'RESET' page to allow the deletion of ALL profiles<text:span text:style-name="T6">(?)</text:span> and ALL events by the Registrar. <text:s/>Usually used ONLY to initiate the start of the registration period. <text:s/><text:span text:style-name="T18">Recommendation: allow profile creation and update at any time just wipe out and start all event registration from a certain date.</text:span></text:p>
        </text:list-item>
        <text:list-item>
          <text:p text:style-name="P8">Do short (5-7 minutes) instructional video about the registration process. <text:s/><text:span text:style-name="T6">Question if the creation of a profile at any time should be permitted and wipe all the event scheduled during the 'practice' period prior to the official opening of festival registration.</text:span></text:p>
        </text:list-item>
      </text:list>
      <text:p text:style-name="Heading">Punch List of <text:span text:style-name="T4">modifications</text:span> <text:span text:style-name="T4">@</text:span> 20180630</text:p>
      <text:list xml:id="list1446716947" text:style-name="L2">
        <text:list-item>
          <text:p text:style-name="P9"><text:span text:style-name="T12">(DONE) </text:span>in profsummary.php, change listing column of event title so that each title is a link to a mod<text:span text:style-name="T9">a</text:span>l to display the events de<text:span text:style-name="T9">s</text:span>cription.</text:p>
        </text:list-item>
        <text:list-item>
          <text:p text:style-name="P9"><text:span text:style-name="T11">(DONE) <text:s/></text:span>In profsummarly.php change RETURN button to DONE</text:p>
        </text:list-item>
        <text:list-item>
          <text:p text:style-name="P9"><text:soft-page-break/>(DONE) <text:span text:style-name="T13">I</text:span>n profnew.php change form to prevent RETURN <text:s/>to be performed if there any uncommitted <text:span text:style-name="T13">changes</text:span> that have been made and not saved. <text:s/>Start with button enabled but make it disabled when any change has been performed.</text:p>
        </text:list-item>
        <text:list-item>
          <text:p text:style-name="P9"><text:span text:style-name="T16">(DONE) </text:span>In profnew.php modify the form fields to make the first name, last name and telephone number required fields that must be entered (and saved) before the form can be exited.</text:p>
        </text:list-item>
        <text:list-item>
          <text:p text:style-name="P10"><text:span text:style-name="T15">(DONE) </text:span>In profnew.php add logic to block any change to a partial registration being CHANGED from <text:span text:style-name="T8">one day to a different day</text:span> directing user to delete all scheduled events in order to do this. <text:span text:style-name="T28">(this has since been modified since all events are now deleted when an attendee is deleted.)</text:span></text:p>
        </text:list-item>
        <text:list-item>
          <text:p text:style-name="P9"><text:span text:style-name="T13">(DONE) </text:span>In profnew.php move the exemption field to before the update button.</text:p>
        </text:list-item>
        <text:list-item>
          <text:p text:style-name="P9"><text:span text:style-name="T13">(DONE) </text:span>In profnew.php change RETURN button to DONE.</text:p>
        </text:list-item>
        <text:list-item>
          <text:p text:style-name="P9"><text:span text:style-name="T14">(DONE) </text:span>In profnew.php make the <text:span text:style-name="T14">first name, last name and</text:span> telephone number <text:span text:style-name="T14">(</text:span>as a formatted field<text:span text:style-name="T14">) all required</text:span> <text:s/>Accept all numeric input but format field as xxx-xxx-xxxx.</text:p>
        </text:list-item>
        <text:list-item>
          <text:p text:style-name="P9"><text:span text:style-name="T13">(DONE) </text:span>In register..php limit the number of agendas that can be created to the maximum number of the full registration count.</text:p>
        </text:list-item>
        <text:list-item>
          <text:p text:style-name="P9"><text:span text:style-name="T10">(DONE) </text:span>In profregiser.php change RETURN button to DONE.</text:p>
        </text:list-item>
        <text:list-item>
          <text:p text:style-name="P9"><text:span text:style-name="T10">(DONE) </text:span>In profregister.php change the output page to cater for the new partial registration methodology.</text:p>
        </text:list-item>
      </text:list>
      <text:p text:style-name="P3"/>
      <text:p text:style-name="P4">Punch list of modifications of 20180808</text:p>
      <text:p text:style-name="P2">based on conversation with <text:span text:style-name="T20">Crystal Jack, </text:span>Jean Fanslow and Suzy Black</text:p>
      <text:list xml:id="list2518473737" text:style-name="L3">
        <text:list-item>
          <text:p text:style-name="P11">(DONE) Put a start TIME and end TIME on the evert registration start and end dates.</text:p>
        </text:list-item>
        <text:list-item>
          <text:p text:style-name="P12"><text:span text:style-name="T26">(DONE) </text:span>Limit the number of attendees that can be registered on a single profile from 1 to N based on a <text:span text:style-name="T25">parameterized</text:span> value <text:span text:style-name="T22">for N</text:span>. <text:s/><text:span text:style-name="T26">Currently defined as 4.</text:span></text:p>
        </text:list-item>
        <text:list-item>
          <text:p text:style-name="P11"><text:span text:style-name="T27">(DONE) </text:span>Add selection of 'ALL' to <text:span text:style-name="T22">event scheduling attendee drop down</text:span> for profile with more than 1 attendee registered. <text:s/>Selection of this will attempt to schedule ALL on profile list in selected event of return rejection of all can not be scheduled. <text:s/>It is an all or none choice – either they all get in no no one gets in.</text:p>
        </text:list-item>
        <text:list-item>
          <text:p text:style-name="P11"><text:span text:style-name="T19">(DONE) </text:span>Add shirts pricing back into invoices. <text:s/>They are going to start charging for them.</text:p>
        </text:list-item>
        <text:list-item>
          <text:p text:style-name="P12">Cater for various pricing levels for different style shirts shirts.</text:p>
        </text:list-item>
        <text:list-item>
          <text:p text:style-name="P13"><text:span text:style-name="T22">Add functionality to </text:span>'Lock' a profile when a payment is made on it. <text:s/>Profile can only be updated/modified by the Registrar after a payment has been entered. <text:s/><text:span text:style-name="T22">Provision should be provided for admin/registrar to 'Unlock' the profile.</text:span></text:p>
          <text:list>
            <text:list-item>
              <text:p text:style-name="P14">(DONE) Add field 'PayLock' to table 'regprofile'.</text:p>
            </text:list-item>
            <text:list-item>
              <text:p text:style-name="P15">(DONE) Use the row time stamp ('Date'Time') to calculate the expiration of the row. <text:s/>This field will hold the date and time (format: yyyy-mm-dd hh:mm:ss) of when the event was created. <text:s/><text:span text:style-name="T30">This time stamp is updated on insert and every update.</text:span></text:p>
            </text:list-item>
            <text:list-item>
              <text:p text:style-name="P14">Add page to allow listing of all 'locked' profiles <text:span text:style-name="T29">with associated lock date</text:span> with individual option on each profile (button?) to unlock that profile (via JSON module.) <text:s/>Page will only list those profiles that are in a 'locked' state.</text:p>
            </text:list-item>
          </text:list>
        </text:list-item>
        <text:list-item>
          <text:p text:style-name="P12">Set expiration time on <text:span text:style-name="T29">the event </text:span>registration <text:span text:style-name="T29">row in 'regeventlog'</text:span>. <text:s/>Delete the registration <text:span text:style-name="T29">row</text:span> if the expiration time has elapsed. <text:s/><text:span text:style-name="T21">Run as a report? With option to immediately release each event?</text:span></text:p>
        </text:list-item>
        <text:list-item>
          <text:p text:style-name="P12">Incorporate email <text:span text:style-name="T23">mailq </text:span>functionality <text:span text:style-name="T23">(with templates) </text:span>for:</text:p>
          <text:list>
            <text:list-item>
              <text:p text:style-name="P12">Notification of seat availability for a wait listed event.</text:p>
            </text:list-item>
            <text:list-item>
              <text:p text:style-name="P16">Payment and refund notices.</text:p>
            </text:list-item>
            <text:list-item>
              <text:p text:style-name="P16">,,,</text:p>
            </text:list-item>
          </text:list>
        </text:list-item>
        <text:list-item>
          <text:p text:style-name="P17">Add new report that will list all events that have space available and a drill down on those attendees that are wait listed for one <text:span text:style-name="T24">clicked</text:span>.</text:p>
        </text:list-item>
        <text:list-item>
          <text:p text:style-name="P18">Add new report which provides all information about a festival event PLUS all those <text:soft-page-break/>registered to attend on a page by page basis. <text:s/><text:span text:style-name="T22">Provide choice based on single day's events (to limit printing file size). </text:span></text:p>
        </text:list-item>
        <text:list-item>
          <text:p text:style-name="P19">Provide a version of #10 that will do this for just a single event as well.</text:p>
        </text:list-item>
        <text:list-item>
          <text:p text:style-name="P20">Provide report to <text:s/>print labels for all registrations.</text:p>
        </text:list-item>
        <text:list-item>
          <text:p text:style-name="P21">Provide report to print labels for all speakers, leaders and volunteers(?).</text:p>
        </text:list-item>
        <text:list-item>
          <text:p text:style-name="P22">Provide Funding Due report.</text:p>
        </text:list-item>
        <text:list-item>
          <text:p text:style-name="P22">Provide event full repo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2:15:21.655543811</meta:creation-date>
    <dc:title>default</dc:title>
    <meta:editing-duration>P1DT4H11M42S</meta:editing-duration>
    <meta:editing-cycles>27</meta:editing-cycles>
    <meta:generator>LibreOffice/6.0.3.2$Linux_X86_64 LibreOffice_project/00m0$Build-2</meta:generator>
    <meta:initial-creator>Dave Klinzman</meta:initial-creator>
    <dc:date>2018-08-13T20:09:34.536087808</dc:date>
    <dc:creator>Dave Klinzman</dc:creator>
    <meta:document-statistic meta:table-count="0" meta:image-count="0" meta:object-count="0" meta:page-count="4" meta:paragraph-count="45" meta:word-count="1063" meta:character-count="6205" meta:non-whitespace-character-count="5196"/>
    <meta:template xlink:type="simple" xlink:actuate="onRequest" xlink:title="default" xlink:href="../../../../../.config/libreoffice/4/user/template/default.ott" meta:date="2018-06-25T12:15:16.904835716"/>
  </office:meta>
</office:document-meta>
</file>